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fill-gradient-name="Gradient_20_1" draw:opacity="50%" draw:textarea-horizontal-align="center" draw:textarea-vertical-align="middle" draw:shadow-opacity="50%"/>
    </style:style>
    <style:style style:name="gr2" style:family="graphic" style:parent-style-name="standard">
      <style:graphic-properties draw:textarea-horizontal-align="justify" draw:textarea-vertical-align="middle" draw:auto-grow-height="false" fo:wrap-option="wrap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-color="#008080" draw:textarea-horizontal-align="justify" draw:textarea-vertical-align="middle" draw:auto-grow-height="false"/>
    </style:style>
    <style:style style:name="gr7" style:family="graphic" style:parent-style-name="standard">
      <style:graphic-properties draw:fill-color="#800000" draw:textarea-horizontal-align="justify" draw:textarea-vertical-align="middle" draw:auto-grow-height="false" fo:wrap-option="wrap"/>
    </style:style>
    <style:style style:name="gr8" style:family="graphic" style:parent-style-name="standard">
      <style:graphic-properties draw:fill-color="#2300dc" draw:textarea-horizontal-align="justify" draw:textarea-vertical-align="middle" draw:auto-grow-height="false" fo:wrap-option="wrap"/>
    </style:style>
    <style:style style:name="P1" style:family="paragraph">
      <style:paragraph-properties fo:text-align="center"/>
    </style:style>
    <style:style style:name="P2" style:family="paragraph"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color="#ffffff"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P4" style:family="paragraph">
      <style:paragraph-properties fo:text-align="center"/>
      <style:text-properties fo:color="#ffffff" fo:font-size="18pt" style:font-size-asian="18pt" style:font-size-complex="18pt"/>
    </style:style>
    <style:style style:name="P5" style:family="paragraph">
      <style:paragraph-properties fo:text-align="center"/>
      <style:text-properties fo:color="#ffffff" fo:font-size="66pt" style:font-size-asian="66pt" style:font-size-complex="66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ffff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6" style:family="text">
      <style:text-properties fo:color="#ffffff" fo:font-size="18pt" style:font-size-asian="18pt" style:font-size-complex="18pt"/>
    </style:style>
    <style:style style:name="T7" style:family="text">
      <style:text-properties fo:color="#ffffff"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96.52cm" svg:height="83.82cm" svg:x="36.56cm" svg:y="3.54cm">
          <text:p/>
        </draw:rect>
        <draw:rect draw:style-name="gr1" draw:text-style-name="P1" draw:layer="layout" svg:width="32.385cm" svg:height="83.82cm" svg:x="5.445cm" svg:y="2.905cm">
          <text:p/>
        </draw:rect>
        <draw:custom-shape draw:style-name="gr2" draw:text-style-name="P1" xml:id="id12" draw:id="id12" draw:layer="layout" svg:width="6.35cm" svg:height="3.175cm" svg:x="15.77cm" svg:y="8.015cm">
          <text:p text:style-name="P1">Connect Node to NMRAB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6.35cm" svg:height="3.175cm" svg:x="15.805cm" svg:y="29.34cm">
          <text:p text:style-name="P1">Send CID Frame with 12 Bits of 48 Bit Node ID and <text:s/>12 Bit Node Ali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6.985cm" svg:height="3.81cm" svg:x="15.47cm" svg:y="33.785cm">
          <text:p text:style-name="P1">50ms Expir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18.98cm" svg:y1="32.515cm" svg:x2="18.963cm" svg:y2="33.785cm" draw:start-shape="id1" draw:start-glue-point="2" draw:end-shape="id2" draw:end-glue-point="4" svg:d="m18980 32515v635h-17v635">
          <text:p/>
        </draw:connector>
        <draw:connector draw:style-name="gr4" draw:text-style-name="P1" draw:layer="layout" draw:line-skew="-4.043cm" svg:x1="15.47cm" svg:y1="35.69cm" svg:x2="15.805cm" svg:y2="30.927cm" draw:start-shape="id2" draw:start-glue-point="5" draw:end-shape="id1" draw:end-glue-point="3" svg:d="m15470 35690h-4545v-4763h4880">
          <text:p/>
        </draw:connector>
        <draw:custom-shape draw:style-name="gr3" draw:text-style-name="P1" xml:id="id3" draw:id="id3" draw:layer="layout" svg:width="6.985cm" svg:height="3.81cm" svg:x="15.47cm" svg:y="38.865cm">
          <text:p text:style-name="P1">Receive RID</text:p>
          <text:p text:style-name="P1">Fram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18.963cm" svg:y1="37.595cm" svg:x2="18.963cm" svg:y2="38.865cm" draw:start-shape="id2" draw:start-glue-point="6" draw:end-shape="id3" draw:end-glue-point="4" svg:d="m18963 37595v1270">
          <text:p/>
        </draw:connector>
        <draw:custom-shape draw:style-name="gr2" draw:text-style-name="P1" xml:id="id4" draw:id="id4" draw:layer="layout" svg:width="6.35cm" svg:height="3.175cm" svg:x="15.805cm" svg:y="24.66cm">
          <text:p text:style-name="P1">Generate Node ID Alias from 48 Se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8.98cm" svg:y1="27.835cm" svg:x2="18.98cm" svg:y2="29.34cm" draw:start-shape="id4" draw:start-glue-point="2" draw:end-shape="id1" svg:d="m18980 27835v1505">
          <text:p/>
        </draw:connector>
        <draw:custom-shape draw:style-name="gr2" draw:text-style-name="P1" xml:id="id5" draw:id="id5" draw:layer="layout" svg:width="6.35cm" svg:height="3.175cm" svg:x="5.21cm" svg:y="24.66cm">
          <text:p text:style-name="P1">Run Pseudo-Random Number Generator on 48 Bit Se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6" draw:id="id6" draw:layer="layout" svg:width="6.35cm" svg:height="3.175cm" svg:x="15.805cm" svg:y="16.34cm">
          <text:p text:style-name="P1">Copy Node ID into <text:span text:style-name="T1">Pseudo-</text:span><text:span text:style-name="T2">Random Number Generator 48 Bit Seed</text:span> 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5.47cm" svg:y1="40.77cm" svg:x2="8.385cm" svg:y2="27.835cm" draw:start-shape="id3" draw:start-glue-point="5" draw:end-shape="id5" draw:end-glue-point="2" svg:d="m15470 40770h-7085v-12935">
          <text:p/>
        </draw:connector>
        <draw:frame draw:style-name="gr5" draw:layer="layout" svg:width="1.539cm" svg:height="0.962cm" svg:x="18.911cm" svg:y="37.633cm">
          <draw:text-box>
            <text:p>Yes</text:p>
          </draw:text-box>
        </draw:frame>
        <draw:frame draw:style-name="gr5" draw:layer="layout" svg:width="1.315cm" svg:height="0.962cm" svg:x="10.925cm" svg:y="32.553cm">
          <draw:text-box>
            <text:p>No</text:p>
          </draw:text-box>
        </draw:frame>
        <draw:frame draw:style-name="gr5" draw:layer="layout" svg:width="1.539cm" svg:height="0.962cm" svg:x="12.83cm" svg:y="39.865cm">
          <draw:text-box>
            <text:p>Yes</text:p>
          </draw:text-box>
        </draw:frame>
        <draw:connector draw:style-name="gr4" draw:text-style-name="P1" draw:layer="layout" svg:x1="11.56cm" svg:y1="26.247cm" svg:x2="15.805cm" svg:y2="26.247cm" draw:start-shape="id5" draw:start-glue-point="1" draw:end-shape="id4" draw:end-glue-point="3" svg:d="m11560 26247h4245">
          <text:p/>
        </draw:connector>
        <draw:custom-shape draw:style-name="gr2" draw:text-style-name="P1" xml:id="id7" draw:id="id7" draw:layer="layout" svg:width="6.35cm" svg:height="3.175cm" svg:x="15.805cm" svg:y="20.45cm">
          <text:p text:style-name="P1">Copy least significant 12 Bits of 48 Bit Node ID into Variable Field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8.98cm" svg:y1="19.515cm" svg:x2="18.98cm" svg:y2="20.45cm" draw:start-shape="id6" draw:start-glue-point="2" draw:end-shape="id7" draw:end-glue-point="0" svg:d="m18980 19515v935">
          <text:p/>
        </draw:connector>
        <draw:connector draw:style-name="gr4" draw:text-style-name="P1" draw:layer="layout" svg:x1="18.98cm" svg:y1="23.625cm" svg:x2="18.98cm" svg:y2="24.66cm" draw:start-shape="id7" draw:start-glue-point="2" draw:end-shape="id4" draw:end-glue-point="0" svg:d="m18980 23625v1035">
          <text:p/>
        </draw:connector>
        <draw:custom-shape draw:style-name="gr3" draw:text-style-name="P1" xml:id="id8" draw:id="id8" draw:layer="layout" svg:width="6.985cm" svg:height="5.588cm" svg:x="15.47cm" svg:y="43.91cm">
          <text:p text:style-name="P1">Have all four 12 </text:p>
          <text:p text:style-name="P1">Bit Node ID chunks </text:p>
          <text:p text:style-name="P1">been sen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18.963cm" svg:y1="42.675cm" svg:x2="18.963cm" svg:y2="43.91cm" draw:start-shape="id3" draw:start-glue-point="6" draw:end-shape="id8" draw:end-glue-point="4" svg:d="m18963 42675v1235">
          <text:p/>
        </draw:connector>
        <draw:frame draw:style-name="gr5" draw:layer="layout" svg:width="1.315cm" svg:height="0.962cm" svg:x="19.18cm" svg:y="42.675cm">
          <draw:text-box>
            <text:p>No</text:p>
          </draw:text-box>
        </draw:frame>
        <draw:custom-shape draw:style-name="gr2" draw:text-style-name="P1" xml:id="id9" draw:id="id9" draw:layer="layout" svg:width="6.35cm" svg:height="3.175cm" svg:x="26.165cm" svg:y="45.115cm">
          <text:p text:style-name="P1">Move to the next 12 Bits of the Node 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22.455cm" svg:y1="46.704cm" svg:x2="26.165cm" svg:y2="46.702cm" draw:start-shape="id8" draw:start-glue-point="7" draw:end-shape="id9" draw:end-glue-point="3" svg:d="m22455 46704h1855v-2h1855">
          <text:p/>
        </draw:connector>
        <draw:connector draw:style-name="gr4" draw:text-style-name="P1" draw:layer="layout" svg:x1="29.34cm" svg:y1="45.115cm" svg:x2="22.155cm" svg:y2="30.927cm" draw:start-shape="id9" draw:start-glue-point="0" draw:end-shape="id1" draw:end-glue-point="1" svg:d="m29340 45115v-14188h-7185">
          <text:p/>
        </draw:connector>
        <draw:frame draw:style-name="gr5" draw:layer="layout" svg:width="1.315cm" svg:height="0.962cm" svg:x="22.99cm" svg:y="45.85cm">
          <draw:text-box>
            <text:p>No</text:p>
          </draw:text-box>
        </draw:frame>
        <draw:frame draw:style-name="gr5" draw:layer="layout" svg:width="1.315cm" svg:height="0.962cm" svg:x="19.57cm" svg:y="58.858cm">
          <draw:text-box>
            <text:p>No</text:p>
          </draw:text-box>
        </draw:frame>
        <draw:frame draw:style-name="gr5" draw:layer="layout" svg:width="1.539cm" svg:height="0.962cm" svg:x="20.816cm" svg:y="48.698cm">
          <draw:text-box>
            <text:p>Yes</text:p>
          </draw:text-box>
        </draw:frame>
        <draw:custom-shape draw:style-name="gr2" draw:text-style-name="P1" xml:id="id10" draw:id="id10" draw:layer="layout" svg:width="6.35cm" svg:height="3.175cm" svg:x="15.805cm" svg:y="50.6cm">
          <text:p text:style-name="P1">Send Reserve ID (RID) Frame with Alias Node 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8.963cm" svg:y1="49.498cm" svg:x2="18.98cm" svg:y2="50.6cm" draw:start-shape="id8" draw:start-glue-point="6" draw:end-shape="id10" draw:end-glue-point="0" svg:d="m18963 49498v551h17v551">
          <text:p/>
        </draw:connector>
        <draw:connector draw:style-name="gr4" draw:text-style-name="P1" draw:layer="layout" svg:x1="18.98cm" svg:y1="53.775cm" svg:x2="19.045cm" svg:y2="60.055cm" draw:start-shape="id10" draw:start-glue-point="2" draw:end-shape="id11" svg:d="m18980 53775v3140h65v3140">
          <text:p/>
        </draw:connector>
        <draw:custom-shape draw:style-name="gr2" draw:text-style-name="P1" xml:id="id13" draw:id="id13" draw:layer="layout" svg:width="6.35cm" svg:height="3.175cm" svg:x="15.77cm" svg:y="12.16cm">
          <text:p text:style-name="P1">Set Node as Inhibit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8.945cm" svg:y1="11.19cm" svg:x2="18.945cm" svg:y2="12.16cm" draw:start-shape="id12" draw:start-glue-point="2" draw:end-shape="id13" draw:end-glue-point="0" svg:d="m18945 11190v970">
          <text:p/>
        </draw:connector>
        <draw:connector draw:style-name="gr4" draw:text-style-name="P1" draw:layer="layout" svg:x1="18.945cm" svg:y1="15.335cm" svg:x2="18.98cm" svg:y2="16.34cm" draw:start-shape="id13" draw:start-glue-point="2" draw:end-shape="id6" svg:d="m18945 15335v502h35v503">
          <text:p/>
        </draw:connector>
        <draw:custom-shape draw:style-name="gr2" draw:text-style-name="P1" xml:id="id11" draw:id="id11" draw:layer="layout" svg:width="6.35cm" svg:height="3.175cm" svg:x="15.87cm" svg:y="60.055cm">
          <text:p text:style-name="P1">Send Alias Map Definition Frame with Alias and Node 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4" draw:id="id14" draw:layer="layout" svg:width="6.35cm" svg:height="3.175cm" svg:x="15.905cm" svg:y="64.47cm">
          <text:p text:style-name="P1">Set Node as Permitt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9.045cm" svg:y1="63.23cm" svg:x2="19.08cm" svg:y2="64.47cm" draw:start-shape="id11" draw:start-glue-point="2" draw:end-shape="id14" svg:d="m19045 63230v620h35v620">
          <text:p/>
        </draw:connector>
        <draw:frame draw:style-name="gr5" draw:text-style-name="P2" draw:layer="layout" svg:width="20.318cm" svg:height="1.352cm" svg:x="4.029cm" svg:y="4.175cm">
          <draw:text-box>
            <text:p><text:span text:style-name="T3">Node NMRABus CAN Control Registration</text:span></text:p>
          </draw:text-box>
        </draw:frame>
        <draw:frame draw:style-name="gr5" draw:text-style-name="P2" draw:layer="layout" svg:width="19.273cm" svg:height="1.352cm" svg:x="40.37cm" svg:y="4.175cm">
          <draw:text-box>
            <text:p><text:span text:style-name="T3">Node NMRABus CAN Control Response</text:span></text:p>
          </draw:text-box>
        </draw:frame>
        <draw:custom-shape draw:style-name="gr2" draw:text-style-name="P1" draw:layer="layout" svg:width="6.35cm" svg:height="3.175cm" svg:x="82.415cm" svg:y="7.715cm">
          <text:p text:style-name="P1">Read CAN Mess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8" draw:id="id28" draw:layer="layout" svg:width="7.112cm" svg:height="3.81cm" svg:x="71.285cm" svg:y="18.235cm">
          <text:p text:style-name="P1">Is Check ID (CID)</text:p>
          <text:p text:style-name="P1">Fram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21" draw:id="id21" draw:layer="layout" svg:width="6.985cm" svg:height="3.81cm" svg:x="82.215cm" svg:y="28.744cm">
          <text:p text:style-name="P1">Is Alias Mapping </text:p>
          <text:p text:style-name="P1">Inquiry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layer="layout" svg:width="1.315cm" svg:height="0.962cm" svg:x="85.89cm" svg:y="22.615cm">
          <draw:text-box>
            <text:p>No</text:p>
          </draw:text-box>
        </draw:frame>
        <draw:frame draw:style-name="gr5" draw:layer="layout" svg:width="1.539cm" svg:height="0.962cm" svg:x="69.546cm" svg:y="18.743cm">
          <draw:text-box>
            <text:p>Yes</text:p>
          </draw:text-box>
        </draw:frame>
        <draw:custom-shape draw:style-name="gr2" draw:text-style-name="P1" xml:id="id23" draw:id="id23" draw:layer="layout" svg:width="6.35cm" svg:height="3.175cm" svg:x="62.395cm" svg:y="18.47cm">
          <text:p text:style-name="P1">Send Reserve ID (RID) Fr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5" draw:id="id15" draw:layer="layout" svg:width="6.35cm" svg:height="3.175cm" svg:x="108.28cm" svg:y="29.105cm">
          <text:p text:style-name="P1">Compare 48 Bit Node ID in message data with our ow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6" draw:id="id16" draw:layer="layout" svg:width="6.985cm" svg:height="3.81cm" svg:x="117.17cm" svg:y="28.805cm">
          <text:p text:style-name="P1">Are they equal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114.63cm" svg:y1="30.692cm" svg:x2="117.17cm" svg:y2="30.71cm" draw:start-shape="id15" draw:start-glue-point="1" draw:end-shape="id16" draw:end-glue-point="5" svg:d="m114630 30692h1270v18h1270">
          <text:p/>
        </draw:connector>
        <draw:custom-shape draw:style-name="gr2" draw:text-style-name="P1" xml:id="id17" draw:id="id17" draw:layer="layout" svg:width="6.35cm" svg:height="1.905cm" svg:x="117.47cm" svg:y="34.02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1.315cm" svg:height="0.962cm" svg:x="120.98cm" svg:y="32.823cm">
          <draw:text-box>
            <text:p>No</text:p>
          </draw:text-box>
        </draw:frame>
        <draw:connector draw:style-name="gr4" draw:text-style-name="P1" draw:layer="layout" svg:x1="120.663cm" svg:y1="32.615cm" svg:x2="120.645cm" svg:y2="34.02cm" draw:start-shape="id16" draw:start-glue-point="6" draw:end-shape="id17" draw:end-glue-point="0" svg:d="m120663 32615v703h-18v702">
          <text:p/>
        </draw:connector>
        <draw:custom-shape draw:style-name="gr2" draw:text-style-name="P1" xml:id="id18" draw:id="id18" draw:layer="layout" svg:width="6.35cm" svg:height="3.175cm" svg:x="126.73cm" svg:y="29.14cm">
          <text:p text:style-name="P1">Send Alias Map Definition (AMD) Frame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2" draw:id="id22" draw:layer="layout" svg:width="6.985cm" svg:height="3.81cm" svg:x="99.39cm" svg:y="28.74cm">
          <text:p text:style-name="P1">Does the request </text:p>
          <text:p text:style-name="P1">Carry data byte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106.275cm" svg:y1="30.645cm" svg:x2="108.28cm" svg:y2="30.692cm" draw:end-shape="id15" draw:end-glue-point="3" svg:d="m106275 30645h752v47h1253">
          <text:p/>
        </draw:connector>
        <draw:connector draw:style-name="gr4" draw:text-style-name="P1" draw:layer="layout" svg:x1="124.155cm" svg:y1="30.71cm" svg:x2="126.73cm" svg:y2="30.727cm" draw:start-shape="id16" draw:start-glue-point="7" draw:end-shape="id18" draw:end-glue-point="3" svg:d="m124155 30710h1288v17h1287">
          <text:p/>
        </draw:connector>
        <draw:connector draw:style-name="gr4" draw:text-style-name="P1" draw:layer="layout" draw:line-skew="-1.104cm" svg:x1="102.783cm" svg:y1="28.74cm" svg:x2="129.905cm" svg:y2="29.14cm" draw:end-shape="id18" draw:end-glue-point="0" svg:d="m102783 28740v-1206h27122v1606">
          <text:p/>
        </draw:connector>
        <draw:custom-shape draw:style-name="gr3" draw:text-style-name="P1" xml:id="id19" draw:id="id19" draw:layer="layout" svg:width="6.985cm" svg:height="3.81cm" svg:x="90.835cm" svg:y="28.709cm">
          <text:p text:style-name="P1">Is in Permitted</text:p>
          <text:p text:style-name="P1">Stat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20" draw:id="id20" draw:layer="layout" svg:width="6.35cm" svg:height="1.905cm" svg:x="91.135cm" svg:y="33.789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94.328cm" svg:y1="32.519cm" svg:x2="94.31cm" svg:y2="33.789cm" draw:start-shape="id19" draw:start-glue-point="6" draw:end-shape="id20" svg:d="m94328 32519v635h-18v635">
          <text:p/>
        </draw:connector>
        <draw:frame draw:style-name="gr5" draw:layer="layout" svg:width="1.315cm" svg:height="0.962cm" svg:x="94.6cm" svg:y="32.519cm">
          <draw:text-box>
            <text:p>No</text:p>
          </draw:text-box>
        </draw:frame>
        <draw:connector draw:style-name="gr4" draw:text-style-name="P1" draw:layer="layout" svg:x1="89.2cm" svg:y1="30.649cm" svg:x2="90.835cm" svg:y2="30.614cm" draw:start-shape="id21" draw:start-glue-point="7" draw:end-shape="id19" draw:end-glue-point="5" svg:d="m89200 30649h817v-35h818">
          <text:p/>
        </draw:connector>
        <draw:connector draw:style-name="gr4" draw:text-style-name="P1" draw:layer="layout" svg:x1="97.82cm" svg:y1="30.614cm" svg:x2="99.39cm" svg:y2="30.645cm" draw:start-shape="id19" draw:start-glue-point="7" draw:end-shape="id22" draw:end-glue-point="5" svg:d="m97820 30614h785v31h785">
          <text:p/>
        </draw:connector>
        <draw:frame draw:style-name="gr5" draw:layer="layout" svg:width="1.539cm" svg:height="0.962cm" svg:x="89.231cm" svg:y="29.217cm">
          <draw:text-box>
            <text:p>Yes</text:p>
          </draw:text-box>
        </draw:frame>
        <draw:frame draw:style-name="gr5" draw:layer="layout" svg:width="1.539cm" svg:height="0.962cm" svg:x="97.755cm" svg:y="29.217cm">
          <draw:text-box>
            <text:p>Yes</text:p>
          </draw:text-box>
        </draw:frame>
        <draw:frame draw:style-name="gr5" draw:layer="layout" svg:width="1.539cm" svg:height="0.962cm" svg:x="106.376cm" svg:y="29.217cm">
          <draw:text-box>
            <text:p>Yes</text:p>
          </draw:text-box>
        </draw:frame>
        <draw:frame draw:style-name="gr5" draw:layer="layout" svg:width="1.539cm" svg:height="0.962cm" svg:x="124.425cm" svg:y="29.544cm">
          <draw:text-box>
            <text:p>Yes</text:p>
          </draw:text-box>
        </draw:frame>
        <draw:frame draw:style-name="gr5" draw:layer="layout" svg:width="1.315cm" svg:height="0.962cm" svg:x="102.79cm" svg:y="26.677cm">
          <draw:text-box>
            <text:p>No</text:p>
          </draw:text-box>
        </draw:frame>
        <draw:custom-shape draw:style-name="gr6" draw:text-style-name="P3" draw:layer="layout" svg:width="5.715cm" svg:height="1.27cm" svg:x="93.71cm" svg:y="25.765cm">
          <text:p text:style-name="P1"><text:span text:style-name="T4">Paragraph 6.2.3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" draw:layer="layout" svg:width="5.715cm" svg:height="1.27cm" svg:x="63.865cm" svg:y="16.875cm">
          <text:p text:style-name="P1"><text:span text:style-name="T4">Paragraph 6.2.5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" draw:layer="layout" svg:width="5.715cm" svg:height="1.27cm" svg:x="23.225cm" svg:y="60.69cm">
          <text:p text:style-name="P1"><text:span text:style-name="T4">Paragraph 6.2.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" draw:layer="layout" svg:width="5.715cm" svg:height="1.27cm" svg:x="10.525cm" svg:y="42.91cm">
          <text:p text:style-name="P1"><text:span text:style-name="T4">Paragraph 6.2.1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" xml:id="id29" draw:id="id29" draw:layer="layout" svg:width="7.112cm" svg:height="3.81cm" svg:x="82.08cm" svg:y="18.235cm">
          <text:p text:style-name="P1"><text:span text:style-name="T5">Is 12 Bit Alias </text:span></text:p>
          <text:p text:style-name="P1"><text:span text:style-name="T5">equal</text:span></text:p>
          <text:p text:style-name="P1"><text:span text:style-name="T5"><text:s/></text:span><text:span text:style-name="T5">to our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24" draw:id="id24" draw:layer="layout" svg:width="6.35cm" svg:height="1.905cm" svg:x="62.595cm" svg:y="25.13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65.57cm" svg:y1="21.645cm" svg:x2="65.77cm" svg:y2="25.13cm" draw:start-shape="id23" draw:start-glue-point="2" draw:end-shape="id24" draw:end-glue-point="0" svg:d="m65570 21645v1742h200v1743">
          <text:p/>
        </draw:connector>
        <draw:frame draw:style-name="gr5" draw:layer="layout" svg:width="1.539cm" svg:height="0.962cm" svg:x="70.581cm" svg:y="12.43cm">
          <draw:text-box>
            <text:p>Yes</text:p>
          </draw:text-box>
        </draw:frame>
        <draw:custom-shape draw:style-name="gr2" draw:text-style-name="P1" xml:id="id26" draw:id="id26" draw:layer="layout" svg:width="6.35cm" svg:height="3.175cm" svg:x="61.325cm" svg:y="13.065cm">
          <text:p text:style-name="P1">Signal User (optional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7" draw:id="id27" draw:layer="layout" svg:width="6.35cm" svg:height="5.08cm" svg:x="51.8cm" svg:y="12.43cm">
          <text:p text:style-name="P1">Send PCER message with Event ID = “Duplicate Node ID Detected” <text:s/>(optional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71.485cm" svg:y1="14.335cm" svg:x2="67.675cm" svg:y2="14.652cm" draw:start-shape="id25" draw:start-glue-point="5" draw:end-shape="id26" svg:d="m71485 14335h-1905v317h-1905">
          <text:p/>
        </draw:connector>
        <draw:connector draw:style-name="gr4" draw:text-style-name="P1" draw:layer="layout" svg:x1="61.325cm" svg:y1="14.652cm" svg:x2="58.15cm" svg:y2="14.97cm" draw:start-shape="id26" draw:start-glue-point="3" draw:end-shape="id27" draw:end-glue-point="1" svg:d="m61325 14652h-1587v318h-1588">
          <text:p/>
        </draw:connector>
        <draw:custom-shape draw:style-name="gr6" draw:text-style-name="P3" draw:layer="layout" svg:width="5.715cm" svg:height="1.27cm" svg:x="58.15cm" svg:y="10.525cm">
          <text:p text:style-name="P1"><text:span text:style-name="T4">Paragraph 6.2.6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" draw:text-style-name="P1" draw:layer="layout" svg:x1="71.285cm" svg:y1="20.14cm" svg:x2="68.745cm" svg:y2="20.057cm" draw:start-shape="id28" draw:start-glue-point="5" draw:end-shape="id23" draw:end-glue-point="1" svg:d="m71285 20140h-1270v-83h-1270">
          <text:p/>
        </draw:connector>
        <draw:connector draw:style-name="gr4" draw:text-style-name="P1" draw:layer="layout" svg:x1="82.08cm" svg:y1="20.14cm" svg:x2="78.397cm" svg:y2="20.14cm" draw:start-shape="id29" draw:start-glue-point="5" draw:end-shape="id28" draw:end-glue-point="7" svg:d="m82080 20140h-3683">
          <text:p/>
        </draw:connector>
        <draw:frame draw:style-name="gr5" draw:layer="layout" svg:width="1.539cm" svg:height="0.962cm" svg:x="79.906cm" svg:y="19.178cm">
          <draw:text-box>
            <text:p>Yes</text:p>
          </draw:text-box>
        </draw:frame>
        <draw:connector draw:style-name="gr4" draw:text-style-name="P1" draw:layer="layout" svg:x1="85.636cm" svg:y1="22.045cm" svg:x2="85.708cm" svg:y2="28.744cm" draw:start-shape="id29" draw:start-glue-point="6" draw:end-shape="id21" draw:end-glue-point="4" svg:d="m85636 22045v3350h72v3349">
          <text:p/>
        </draw:connector>
        <draw:custom-shape draw:style-name="gr2" draw:text-style-name="P1" xml:id="id30" draw:id="id30" draw:layer="layout" svg:width="6.35cm" svg:height="5.08cm" svg:x="42.275cm" svg:y="12.43cm">
          <text:p text:style-name="P1">Send Alias Map Reset Frame (end use of the Alias Node ID within 100ms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5.715cm" svg:height="1.27cm" svg:x="42.275cm" svg:y="10.525cm">
          <text:p text:style-name="P1"><text:span text:style-name="T4">Paragraph 6.2.4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" draw:text-style-name="P1" draw:layer="layout" svg:x1="51.8cm" svg:y1="14.97cm" svg:x2="48.625cm" svg:y2="14.97cm" draw:start-shape="id27" draw:start-glue-point="3" draw:end-shape="id30" draw:end-glue-point="1" svg:d="m51800 14970h-3175">
          <text:p/>
        </draw:connector>
        <draw:connector draw:style-name="gr4" draw:text-style-name="P1" draw:layer="layout" svg:x1="42.275cm" svg:y1="14.97cm" svg:x2="22.12cm" svg:y2="13.747cm" draw:start-shape="id30" draw:start-glue-point="3" draw:end-shape="id13" draw:end-glue-point="1" svg:d="m42275 14970h-10077v-1223h-10078">
          <text:p/>
        </draw:connector>
        <draw:custom-shape draw:style-name="gr2" draw:text-style-name="P1" xml:id="id31" draw:id="id31" draw:layer="layout" svg:width="6.35cm" svg:height="3.175cm" svg:x="82.515cm" svg:y="41.005cm">
          <text:p text:style-name="P1">Decode Node Specific Even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85.708cm" svg:y1="32.554cm" svg:x2="85.69cm" svg:y2="41.005cm" draw:start-shape="id21" draw:start-glue-point="6" draw:end-shape="id31" draw:end-glue-point="0" svg:d="m85708 32554v4226h-18v4225">
          <text:p/>
        </draw:connector>
        <draw:custom-shape draw:style-name="gr2" draw:text-style-name="P1" xml:id="id32" draw:id="id32" draw:layer="layout" svg:width="6.35cm" svg:height="3.175cm" svg:x="82.515cm" svg:y="49.895cm">
          <text:p text:style-name="P1">Decode Node Specific Even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85.69cm" svg:y1="44.18cm" svg:x2="85.69cm" svg:y2="49.895cm" draw:start-shape="id31" draw:start-glue-point="2" draw:end-shape="id32" svg:d="m85690 44180v5715">
          <text:p/>
        </draw:connector>
        <draw:custom-shape draw:style-name="gr2" draw:text-style-name="P1" xml:id="id33" draw:id="id33" draw:layer="layout" svg:width="6.35cm" svg:height="3.175cm" svg:x="82.515cm" svg:y="83.25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85.69cm" svg:y1="53.07cm" svg:x2="85.69cm" svg:y2="83.25cm" draw:start-shape="id32" draw:start-glue-point="2" draw:end-shape="id33" draw:end-glue-point="0" svg:d="m85690 53070v30180">
          <text:p/>
        </draw:connector>
        <draw:custom-shape draw:style-name="gr2" draw:text-style-name="P1" xml:id="id35" draw:id="id35" draw:layer="layout" svg:width="6.35cm" svg:height="3.175cm" svg:x="15.905cm" svg:y="83.25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9.08cm" svg:y1="67.645cm" svg:x2="19.415cm" svg:y2="73.39cm" draw:start-shape="id14" draw:start-glue-point="2" draw:end-shape="id34" draw:end-glue-point="0" svg:d="m19080 67645v2872h335v2873">
          <text:p/>
        </draw:connector>
        <draw:custom-shape draw:style-name="gr7" draw:text-style-name="P4" draw:layer="layout" svg:width="6.35cm" svg:height="6.985cm" svg:x="21.32cm" svg:y="72.12cm">
          <text:p text:style-name="P1"><text:span text:style-name="T6">Initialization Complete Message? <text:s/>Where is this defined? <text:s/></text:span></text:p>
          <text:p text:style-name="P1"><text:span text:style-name="T6">http://www.openlcb.org/trunk/specs/drafts/CanMessageNetworkS.pd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7.529cm" svg:height="3.554cm" svg:x="122.92cm" svg:y="82.915cm">
          <draw:text-box>
            <text:p><text:span text:style-name="T3">Jim Kueneman</text:span></text:p>
            <text:p><text:span text:style-name="T3">Jan 15, 2012</text:span></text:p>
            <text:p><text:span text:style-name="T3">Rev Draft</text:span></text:p>
          </draw:text-box>
        </draw:frame>
        <draw:custom-shape draw:style-name="gr7" draw:text-style-name="P4" draw:layer="layout" svg:width="6.35cm" svg:height="6.985cm" svg:x="91.17cm" svg:y="46.085cm">
          <text:p text:style-name="P1"><text:span text:style-name="T6">Verify Node ID, Verified Node ID Verify Node ID? <text:s/>Where is this defined? <text:s/>It is Mark's BasicSpecDoc but not in the sp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20.32cm" svg:height="6.985cm" svg:x="105.14cm" svg:y="18.145cm">
          <text:p text:style-name="P1"><text:span text:style-name="T6">If no data then all nodes will respond to this message. <text:s/>The CAN arbitration will prioritize the responses but how does the sending node know when all nodes have replies?</text:span></text:p>
          <text:p text:style-name="P1"><text:span text:style-name="T6"/></text:p>
          <text:p text:style-name="P1"><text:span text:style-name="T6">What is the purpose/use of this condition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36.83cm" svg:height="6.985cm" svg:x="93.71cm" svg:y="5.445cm">
          <text:p text:style-name="P1"><text:span text:style-name="T7">NMRABus Frame Transfer Sp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4" draw:id="id34" draw:layer="layout" svg:width="6.35cm" svg:height="3.175cm" svg:x="16.24cm" svg:y="73.39cm">
          <text:p text:style-name="P1">Send Initialization Comple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9.415cm" svg:y1="76.565cm" svg:x2="19.08cm" svg:y2="83.25cm" draw:start-shape="id34" draw:start-glue-point="2" draw:end-shape="id35" svg:d="m19415 76565v3342h-335v3343">
          <text:p/>
        </draw:connector>
        <draw:custom-shape draw:style-name="gr3" draw:text-style-name="P1" xml:id="id36" draw:id="id36" draw:layer="layout" svg:width="7.112cm" svg:height="3.81cm" svg:x="82.28cm" svg:y="12.43cm">
          <text:p text:style-name="P1"><text:span text:style-name="T5">Is Alias Map Definitio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25" draw:id="id25" draw:layer="layout" svg:width="7.112cm" svg:height="3.81cm" svg:x="71.485cm" svg:y="12.43cm">
          <text:p text:style-name="P1"><text:span text:style-name="T5">Is NodeID same as our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82.28cm" svg:y1="14.335cm" svg:x2="78.597cm" svg:y2="14.335cm" draw:start-shape="id36" draw:start-glue-point="5" draw:end-shape="id25" draw:end-glue-point="7" svg:d="m82280 14335h-3683">
          <text:p/>
        </draw:connector>
        <draw:connector draw:style-name="gr4" draw:text-style-name="P1" draw:layer="layout" svg:x1="75.041cm" svg:y1="16.24cm" svg:x2="85.636cm" svg:y2="18.235cm" draw:start-shape="id25" draw:start-glue-point="6" draw:end-shape="id29" draw:end-glue-point="4" svg:d="m75041 16240v998h10595v997">
          <text:p/>
        </draw:connector>
        <draw:connector draw:style-name="gr4" draw:text-style-name="P1" draw:layer="layout" svg:x1="85.836cm" svg:y1="16.24cm" svg:x2="85.636cm" svg:y2="18.235cm" draw:start-shape="id36" draw:end-shape="id29" draw:end-glue-point="4" svg:d="m85836 16240v998h-200v997">
          <text:p/>
        </draw:connector>
        <draw:frame draw:style-name="gr5" draw:layer="layout" svg:width="1.539cm" svg:height="0.962cm" svg:x="80.741cm" svg:y="12.43cm">
          <draw:text-box>
            <text:p>Yes</text:p>
          </draw:text-box>
        </draw:frame>
        <draw:frame draw:style-name="gr5" draw:layer="layout" svg:width="1.315cm" svg:height="0.962cm" svg:x="73.39cm" svg:y="16.24cm">
          <draw:text-box>
            <text:p>No</text:p>
          </draw:text-box>
        </draw:frame>
        <draw:frame draw:style-name="gr5" draw:layer="layout" svg:width="1.315cm" svg:height="0.962cm" svg:x="84.14cm" svg:y="16.24cm">
          <draw:text-box>
            <text:p>N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2.24cm" fo:page-height="91.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im Kueneman</meta:initial-creator>
    <meta:creation-date>2012-01-15T09:23:37</meta:creation-date>
    <dc:date>2012-01-15T15:05:12</dc:date>
    <dc:creator>D.E. Goodman-Wilson</dc:creator>
    <meta:editing-duration>PT2H50M8S</meta:editing-duration>
    <meta:editing-cycles>20</meta:editing-cycles>
    <meta:generator>OpenOffice.org/3.3$Unix OpenOffice.org_project/330m20$Build-9567</meta:generator>
    <meta:printed-by>Jim Kueneman</meta:printed-by>
    <meta:print-date>2012-01-15T11:19:26</meta:print-date>
    <meta:document-statistic meta:object-count="113"/>
  </office:meta>
</office:document-meta>
</file>